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500000048CD0FF814182786A2.png" manifest:media-type="image/png"/>
  <manifest:file-entry manifest:full-path="Pictures/100000000000011A00000031A18D766C32BE7397.png" manifest:media-type="image/png"/>
  <manifest:file-entry manifest:full-path="Pictures/10000000000000F6000000416D3BB918FCD6649F.png" manifest:media-type="image/png"/>
  <manifest:file-entry manifest:full-path="Pictures/10000000000001FB000000173675390D6863A28D.png" manifest:media-type="image/png"/>
  <manifest:file-entry manifest:full-path="Pictures/10000000000002B20000008EB5890811DA3F64A8.png" manifest:media-type="image/png"/>
  <manifest:file-entry manifest:full-path="Pictures/100000000000008C0000006BD3CC940FF147F888.png" manifest:media-type="image/png"/>
  <manifest:file-entry manifest:full-path="Pictures/100000000000017B00000013921635B835B38F8B.png" manifest:media-type="image/png"/>
  <manifest:file-entry manifest:full-path="Pictures/100000000000034900000066F8F4128FF24650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c9d2" officeooo:paragraph-rsid="0004c9d2"/>
    </style:style>
    <style:style style:name="P2" style:family="paragraph" style:parent-style-name="Standard">
      <style:text-properties officeooo:rsid="000693f7" officeooo:paragraph-rsid="000693f7"/>
    </style:style>
    <style:style style:name="P3" style:family="paragraph" style:parent-style-name="Standard">
      <style:text-properties officeooo:rsid="00086db1" officeooo:paragraph-rsid="00086db1"/>
    </style:style>
    <style:style style:name="P4" style:family="paragraph" style:parent-style-name="Standard">
      <style:text-properties officeooo:rsid="000a33a5" officeooo:paragraph-rsid="000a33a5"/>
    </style:style>
    <style:style style:name="P5" style:family="paragraph" style:parent-style-name="Header">
      <style:text-properties officeooo:rsid="00045565" officeooo:paragraph-rsid="00045565"/>
    </style:style>
    <style:style style:name="T1" style:family="text">
      <style:text-properties officeooo:rsid="0004556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gunta 1:</text:p>
      <text:p text:style-name="P1"><draw:frame draw:style-name="fr1" draw:name="Imagen1" text:anchor-type="as-char" svg:width="7.461cm" svg:height="1.296cm" draw:z-index="0"><draw:image xlink:href="Pictures/100000000000011A00000031A18D766C32BE7397.png" xlink:type="simple" xlink:show="embed" xlink:actuate="onLoad" loext:mime-type="image/x-vclgraphic"/></draw:frame></text:p>
      <text:p text:style-name="P1"><draw:frame draw:style-name="fr1" draw:name="Imagen2" text:anchor-type="as-char" svg:width="6.509cm" svg:height="1.72cm" draw:z-index="1"><draw:image xlink:href="Pictures/10000000000000F6000000416D3BB918FCD6649F.png" xlink:type="simple" xlink:show="embed" xlink:actuate="onLoad" loext:mime-type="image/x-vclgraphic"/></draw:frame></text:p>
      <text:p text:style-name="P1"/>
      <text:p text:style-name="P1">Pregunta 2:</text:p>
      <text:p text:style-name="P1"><draw:frame draw:style-name="fr1" draw:name="Imagen4" text:anchor-type="as-char" svg:width="13.414cm" svg:height="0.609cm" draw:z-index="3"><draw:image xlink:href="Pictures/10000000000001FB000000173675390D6863A28D.png" xlink:type="simple" xlink:show="embed" xlink:actuate="onLoad" loext:mime-type="image/x-vclgraphic"/></draw:frame></text:p>
      <text:p text:style-name="P1"><draw:frame draw:style-name="fr2" draw:name="Imagen3" text:anchor-type="as-char" svg:width="17cm" svg:height="3.498cm" draw:z-index="2"><draw:image xlink:href="Pictures/10000000000002B20000008EB5890811DA3F64A8.png" xlink:type="simple" xlink:show="embed" xlink:actuate="onLoad" loext:mime-type="image/x-vclgraphic"/></draw:frame></text:p>
      <text:p text:style-name="P1"/>
      <text:p text:style-name="P2">Pregunta 3:</text:p>
      <text:p text:style-name="P2"><draw:frame draw:style-name="fr1" draw:name="Imagen5" text:anchor-type="as-char" svg:width="3.704cm" svg:height="2.831cm" draw:z-index="4"><draw:image xlink:href="Pictures/100000000000008C0000006BD3CC940FF147F888.png" xlink:type="simple" xlink:show="embed" xlink:actuate="onLoad" loext:mime-type="image/x-vclgraphic"/></draw:frame></text:p>
      <text:p text:style-name="P2"/>
      <text:p text:style-name="P3">Pregunta 5:</text:p>
      <text:p text:style-name="P3"><draw:frame draw:style-name="fr1" draw:name="Imagen6" text:anchor-type="as-char" svg:width="10.028cm" svg:height="0.503cm" draw:z-index="6"><draw:image xlink:href="Pictures/100000000000017B00000013921635B835B38F8B.png" xlink:type="simple" xlink:show="embed" xlink:actuate="onLoad" loext:mime-type="image/x-vclgraphic"/></draw:frame></text:p>
      <text:p text:style-name="P1"/>
      <text:p text:style-name="P1"><draw:frame draw:style-name="fr2" draw:name="Imagen7" text:anchor-type="as-char" svg:width="17cm" svg:height="2.06cm" draw:z-index="5"><draw:image xlink:href="Pictures/100000000000034900000066F8F4128FF2465028.png" xlink:type="simple" xlink:show="embed" xlink:actuate="onLoad" loext:mime-type="image/x-vclgraphic"/></draw:frame></text:p>
      <text:p text:style-name="P1"/>
      <text:p text:style-name="P3">Pregunta 6:</text:p>
      <text:p text:style-name="P3"><draw:frame draw:style-name="fr1" draw:name="Imagen8" text:anchor-type="as-char" svg:width="10.292cm" svg:height="1.905cm" draw:z-index="7"><draw:image xlink:href="Pictures/100000000000018500000048CD0FF814182786A2.png" xlink:type="simple" xlink:show="embed" xlink:actuate="onLoad" loext:mime-type="image/x-vclgraphic"/></draw:frame></text:p>
      <text:p text:style-name="P3"/>
      <text:p text:style-name="P4">Pregunta 7: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5565" officeooo:paragraph-rsid="00045565"/>
    </style:style>
    <style:style style:name="MT1" style:family="text">
      <style:text-properties officeooo:rsid="000455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ablo Cidón Barrio<text:tab/><text:tab/>DAW</text:p>
      </style:header>
      <style:footer>
        <text:p text:style-name="Footer"><text:span text:style-name="MT1">11-12-2017</text:span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8:39:48.270000000</meta:creation-date>
    <dc:date>2017-12-11T10:11:57.100000000</dc:date>
    <meta:editing-duration>PT8M29S</meta:editing-duration>
    <meta:editing-cycles>1</meta:editing-cycles>
    <meta:document-statistic meta:table-count="0" meta:image-count="8" meta:object-count="0" meta:page-count="1" meta:paragraph-count="16" meta:word-count="18" meta:character-count="102" meta:non-whitespace-character-count="90"/>
    <meta:generator>LibreOffice/5.4.1.2$Windows_X86_64 LibreOffice_project/ea7cb86e6eeb2bf3a5af73a8f7777ac570321527</meta:generator>
  </office:meta>
</office:document-meta>
</file>